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3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>@@@</text:p>
      <text:p text:style-name="P6">----------------------------------------------------------------- [XXXX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3(月) ~ 2020.2.9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XXX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><text:soft-pag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1883863593628182350" text:style-name="L1">
        <text:list-item>
          <text:p text:style-name="P43"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<text:soft-page-break/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01</dc:date><text:p text:style-name="P54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01</dc:date><text:p text:style-name="P54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01</dc:date><text:p text:style-name="P54"><text:span text:style-name="T16">change</text:span></text:p></office:annotation>14 → <office:annotation office:name="__Annotation__19239_166530446"><dc:creator>iwabuchi ken</dc:creator><dc:date>2019-11-16T16:36:51.01</dc:date><text:p text:style-name="P54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<text:soft-page-break/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2-09T16:40:53.07</dc:date>
    <dc:creator>iwabuchi ken</dc:creator>
    <meta:editing-duration>PT6H52M8S</meta:editing-duration>
    <meta:editing-cycles>49</meta:editing-cycles>
    <meta:generator>OpenOffice/4.1.3$Win32 OpenOffice.org_project/413m1$Build-9783</meta:generator>
    <meta:document-statistic meta:table-count="28" meta:image-count="0" meta:object-count="0" meta:page-count="18" meta:paragraph-count="464" meta:word-count="2661" meta:character-count="9131"/>
  </office:meta>
</office:document-meta>
</file>